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59da" officeooo:paragraph-rsid="000859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, I name is Vishal Gupta. This is my first practice of github that is taught by Naitik Sir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7:44:02.144767936</meta:creation-date>
    <dc:date>2024-03-01T17:45:19.505357974</dc:date>
    <meta:editing-duration>PT1M17S</meta:editing-duration>
    <meta:editing-cycles>1</meta:editing-cycles>
    <meta:document-statistic meta:table-count="0" meta:image-count="0" meta:object-count="0" meta:page-count="1" meta:paragraph-count="1" meta:word-count="19" meta:character-count="93" meta:non-whitespace-character-count="75"/>
    <meta:generator>LibreOffice/7.3.7.2$Linux_X86_64 LibreOffice_project/30$Build-2</meta:generator>
  </office:meta>
</office:document-meta>
</file>